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Roboto" svg:font-family="Roboto"/>
    <style:font-face style:name="Roboto1" svg:font-family="Roboto"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Standard">
      <style:text-properties style:font-name="Times New Roman" fo:font-size="16pt" fo:font-weight="bold" style:font-size-asian="16pt" style:font-weight-asian="bold" style:font-name-complex="Times New Roman1" style:font-size-complex="16pt"/>
    </style:style>
    <style:style style:name="P3" style:family="paragraph" style:parent-style-name="Standard" style:list-style-name="">
      <style:paragraph-properties fo:margin-top="0.0339in" fo:margin-bottom="0.0339in" style:contextual-spacing="false" fo:line-height="100%"/>
    </style:style>
    <style:style style:name="P4" style:family="paragraph" style:parent-style-name="Standard">
      <style:paragraph-properties fo:margin-top="0.0339in" fo:margin-bottom="0.0339in" style:contextual-spacing="false" fo:line-height="100%"/>
    </style:style>
    <style:style style:name="P5" style:family="paragraph" style:parent-style-name="Standard" style:list-style-name="WWNum2">
      <style:paragraph-properties fo:margin-top="0.0339in" fo:margin-bottom="0in" style:contextual-spacing="false" fo:line-height="100%"/>
    </style:style>
    <style:style style:name="P6" style:family="paragraph" style:parent-style-name="Standard" style:list-style-name="WWNum2">
      <style:paragraph-properties fo:margin-top="0in" fo:margin-bottom="0in" style:contextual-spacing="false" fo:line-height="100%"/>
    </style:style>
    <style:style style:name="P7" style:family="paragraph" style:parent-style-name="Standard" style:list-style-name="WWNum2">
      <style:paragraph-properties fo:margin-top="0in" fo:margin-bottom="0.0339in" style:contextual-spacing="false" fo:line-height="100%"/>
    </style:style>
    <style:style style:name="P8" style:family="paragraph" style:parent-style-name="Standard" style:list-style-name="WWNum3">
      <style:paragraph-properties fo:margin-top="0.0339in" fo:margin-bottom="0in" style:contextual-spacing="false" fo:line-height="100%"/>
    </style:style>
    <style:style style:name="P9" style:family="paragraph" style:parent-style-name="Standard" style:list-style-name="WWNum3">
      <style:paragraph-properties fo:margin-top="0in" fo:margin-bottom="0.0339in" style:contextual-spacing="false" fo:line-height="100%"/>
    </style:style>
    <style:style style:name="P10" style:family="paragraph" style:parent-style-name="Standard">
      <style:paragraph-properties fo:margin-left="0.5in" fo:margin-top="0.0339in" fo:margin-bottom="0.0339in" style:contextual-spacing="false" fo:line-height="100%"/>
    </style:style>
    <style:style style:name="P11" style:family="paragraph" style:parent-style-name="Normal_20__28_Web_29_">
      <style:paragraph-properties fo:margin-left="0.5in" fo:margin-top="0.0339in" fo:margin-bottom="0.0339in" style:contextual-spacing="false"/>
    </style:style>
    <style:style style:name="P12"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3" style:family="paragraph" style:parent-style-name="Standard">
      <style:paragraph-properties fo:margin-top="0in" fo:margin-bottom="0in" style:contextual-spacing="false" fo:line-height="100%"/>
    </style:style>
    <style:style style:name="P14" style:family="paragraph">
      <loext:graphic-properties draw:fill="solid" draw:fill-color="#a0a0a0"/>
      <style:paragraph-properties fo:text-align="center"/>
    </style:style>
    <style:style style:name="P15"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en" style:country-asian="IN" style:font-name-complex="Courier New2" style:font-size-complex="10pt"/>
    </style:style>
    <style:style style:name="P16" style:family="paragraph" style:parent-style-name="Heading_20_3">
      <style:paragraph-properties fo:margin-top="0.0339in" fo:margin-bottom="0.0339in" style:contextual-spacing="false"/>
    </style:style>
    <style:style style:name="P17" style:family="paragraph" style:parent-style-name="Normal_20__28_Web_29_">
      <style:paragraph-properties fo:margin-top="0.0339in" fo:margin-bottom="0.0339in" style:contextual-spacing="false"/>
    </style:style>
    <style:style style:name="P18" style:family="paragraph" style:parent-style-name="Standard" style:list-style-name="WWNum4">
      <style:paragraph-properties fo:margin-top="0.0339in" fo:margin-bottom="0in" style:contextual-spacing="false" fo:line-height="100%"/>
    </style:style>
    <style:style style:name="P19" style:family="paragraph" style:parent-style-name="Standard" style:list-style-name="WWNum4">
      <style:paragraph-properties fo:margin-top="0in" fo:margin-bottom="0in" style:contextual-spacing="false" fo:line-height="100%"/>
    </style:style>
    <style:style style:name="P20" style:family="paragraph" style:parent-style-name="Standard" style:list-style-name="WWNum4">
      <style:paragraph-properties fo:margin-top="0in" fo:margin-bottom="0.0339in" style:contextual-spacing="false" fo:line-height="100%"/>
    </style:style>
    <style:style style:name="P21" style:family="paragraph" style:parent-style-name="Standard" style:list-style-name="WWNum5">
      <style:paragraph-properties fo:margin-top="0.0339in" fo:margin-bottom="0in" style:contextual-spacing="false" fo:line-height="100%"/>
    </style:style>
    <style:style style:name="P22" style:family="paragraph" style:parent-style-name="Standard" style:list-style-name="WWNum5">
      <style:paragraph-properties fo:margin-top="0in" fo:margin-bottom="0.0339in" style:contextual-spacing="false" fo:line-height="100%"/>
    </style:style>
    <style:style style:name="T1" style:family="text">
      <style:text-properties fo:font-weight="bold" style:font-weight-asian="bold"/>
    </style:style>
    <style:style style:name="T2" style:family="text">
      <style:text-properties fo:color="#ff0000" loext:opacity="100%"/>
    </style:style>
    <style:style style:name="T3" style:family="text">
      <style:text-properties fo:background-color="#ffff00"/>
    </style:style>
    <style:style style:name="T4" style:family="text">
      <style:text-properties style:font-name="Times New Roman" fo:font-size="16pt" fo:font-weight="bold" style:font-size-asian="16pt" style:font-weight-asian="bold" style:font-name-complex="Times New Roman1" style:font-size-complex="16pt" fo:background-color="#ffff00"/>
    </style:style>
    <style:style style:name="T5" style:family="text">
      <style:text-properties style:font-name="Times New Roman" fo:font-size="16pt" fo:font-weight="bold" style:font-size-asian="16pt" style:font-weight-asian="bold" style:font-name-complex="Times New Roman1" style:font-size-complex="16pt"/>
    </style:style>
    <style:style style:name="T6" style:family="text">
      <style:text-properties style:font-name="Times New Roman" fo:font-size="13.5pt" fo:font-weight="bold" style:font-name-asian="Times New Roman1" style:font-size-asian="13.5pt" style:language-asian="en" style:country-asian="IN" style:font-weight-asian="bold" style:font-name-complex="Times New Roman1" style:font-size-complex="13.5pt" style:font-weight-complex="bold"/>
    </style:style>
    <style:style style:name="T7" style:family="text">
      <style:text-properties style:font-name="Times New Roman" fo:font-size="12pt" style:font-name-asian="Times New Roman1" style:font-size-asian="12pt" style:language-asian="en" style:country-asian="IN" style:font-name-complex="Times New Roman1" style:font-size-complex="12pt"/>
    </style:style>
    <style:style style:name="T8" style:family="text">
      <style:text-properties style:font-name="Times New Roman" fo:font-size="12pt" fo:font-weight="bold" style:font-name-asian="Times New Roman1" style:font-size-asian="12pt" style:language-asian="en" style:country-asian="IN" style:font-weight-asian="bold" style:font-name-complex="Times New Roman1" style:font-size-complex="12pt" style:font-weight-complex="bold"/>
    </style:style>
    <style:style style:name="T9" style:family="text">
      <style:text-properties style:font-name="Segoe UI Emoji" style:font-name-complex="Segoe UI Emoji1"/>
    </style:style>
    <style:style style:name="T10" style:family="text">
      <style:text-properties style:font-name="Courier New" fo:font-size="10pt" style:font-name-asian="Times New Roman1" style:font-size-asian="10pt" style:language-asian="en" style:country-asian="IN" style:font-name-complex="Courier New2" style:font-size-complex="10pt"/>
    </style:style>
    <style:style style:name="T11" style:family="text">
      <style:text-properties style:font-name="Tahoma" fo:font-size="13.5pt" fo:font-weight="bold" style:font-name-asian="Times New Roman1" style:font-size-asian="13.5pt" style:language-asian="en" style:country-asian="IN" style:font-weight-asian="bold" style:font-name-complex="Tahoma1" style:font-size-complex="13.5pt" style:font-weight-complex="bold"/>
    </style:style>
    <style:style style:name="T12" style:family="text">
      <style:text-properties fo:font-weight="bold" style:font-weight-asian="bold" style:font-weight-complex="bold"/>
    </style:style>
    <style:style style:name="T13" style:family="text">
      <style:text-properties fo:color="#8eaadb" loext:opacity="100%" fo:font-style="italic" style:font-name-asian="F" style:font-style-asian="italic">
        <loext:char-complex-color loext:theme-type="accent1" loext:color-type="theme">
          <loext:transformation loext:type="tint" loext:value="4000"/>
        </loext:char-complex-color>
      </style:text-properties>
    </style:style>
    <style:style style:name="T14" style:family="text">
      <style:text-properties fo:color="#8eaadb" loext:opacity="100%" fo:font-style="italic" style:font-style-asian="italic">
        <loext:char-complex-color loext:theme-type="accent1" loext:color-type="theme">
          <loext:transformation loext:type="tint" loext:value="4000"/>
        </loext:char-complex-color>
      </style:text-properties>
    </style:style>
    <style:style style:name="T15" style:family="text">
      <style:text-properties style:font-name-asian="F"/>
    </style:style>
    <style:style style:name="T16" style:family="text">
      <style:text-properties fo:font-weight="normal" style:font-weight-asian="normal" style:font-weight-complex="normal"/>
    </style:style>
    <style:style style:name="gr1" style:family="graphic">
      <style:graphic-properties draw:stroke="none" svg:stroke-width="0in" draw:fill="solid" draw:fill-color="#a0a0a0" draw:textarea-horizontal-align="center" draw:textarea-vertical-align="top" draw:auto-grow-height="false" fo:wrap-option="wrap" loext:decorative="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Online Shopping Cart System</text:span><text:span text:style-name="T1"/></text:p>
      <text:p text:style-name="Standard">An online shopping platform wants to implement a system to manage customers and their purchases efficiently. The system should allow customers to buy multiple products, store their details, and generate bills. The shopping platform also wants to identify the customer who has spent the most money.</text:p>
      <text:p text:style-name="Standard" loext:marker-style-name="T1"><text:span text:style-name="T1">The system should support the following functionalities:</text:span><text:span text:style-name="T1"/></text:p>
      <text:list text:style-name="WWNum1">
        <text:list-item>
          <text:p text:style-name="P1">Add a new customer along with the products they have purchased.</text:p>
        </text:list-item>
        <text:list-item>
          <text:p text:style-name="P1">Display all customers with their purchased products and total bill amount.</text:p>
        </text:list-item>
        <text:list-item>
          <text:p text:style-name="P1">Identify and display the customer with the highest total purchase.</text:p>
        </text:list-item>
        <text:list-item>
          <text:p text:style-name="P1">Exit the program when the user chooses to do so.</text:p>
        </text:list-item>
      </text:list>
      <text:p text:style-name="Standard" loext:marker-style-name="T1"><text:span text:style-name="T1">Requirements:</text:span><text:span text:style-name="T1"/></text:p>
      <text:p text:style-name="Standard">Each <text:span text:style-name="T2">product</text:span> has:</text:p>
      <text:p text:style-name="Standard">Product ID, Name, Price, and Quantity Purchased.</text:p>
      <text:p text:style-name="Standard">Each <text:span text:style-name="T2">customer</text:span> has:</text:p>
      <text:p text:style-name="Standard">Customer ID, Name, and an array of purchased products.</text:p>
      <text:p text:style-name="Standard">The system should use arrays within a class to store multiple products for a customer.</text:p>
      <text:p text:style-name="Standard">An array of objects should be used to store multiple customers.</text:p>
      <text:p text:style-name="Standard"><text:span text:style-name="T3">Implement a menu-driven approach to interact with the system.</text:span></text:p>
      <text:p text:style-name="Standard">Option 1. Add Customer</text:p>
      <text:p text:style-name="Standard">Option 2. Display All Customers</text:p>
      <text:p text:style-name="Standard">Option 3. Display Customer with Highest Purchase</text:p>
      <text:p text:style-name="Standard">Option 4. Exit</text:p>
      <text:p text:style-name="Standard"/>
      <text:p text:style-name="Standard" loext:marker-style-name="T1"><text:span text:style-name="T1">Code:</text:span><text:span text:style-name="T1"/></text:p>
      <text:p text:style-name="Standard">import java.util.Scanner;</text:p>
      <text:p text:style-name="Standard"/>
      <text:p text:style-name="Standard">// Product class</text:p>
      <text:p text:style-name="Standard">class Product {</text:p>
      <text:p text:style-name="Standard"><text:s text:c="4"/>int productId;</text:p>
      <text:p text:style-name="Standard"><text:s text:c="4"/>String name;</text:p>
      <text:p text:style-name="Standard"><text:s text:c="4"/>double price;</text:p>
      <text:p text:style-name="Standard"><text:s text:c="4"/>int quantity;</text:p>
      <text:p text:style-name="Standard"/>
      <text:p text:style-name="Standard"><text:soft-page-break/><text:s text:c="4"/>public Product(int productId, String name, double price, int quantity) {</text:p>
      <text:p text:style-name="Standard"><text:s text:c="8"/>this.productId = productId;</text:p>
      <text:p text:style-name="Standard"><text:s text:c="8"/>this.name = name;</text:p>
      <text:p text:style-name="Standard"><text:s text:c="8"/>this.price = price;</text:p>
      <text:p text:style-name="Standard"><text:s text:c="8"/>this.quantity = quantity;</text:p>
      <text:p text:style-name="Standard"><text:s text:c="4"/>}</text:p>
      <text:p text:style-name="Standard"/>
      <text:p text:style-name="Standard"><text:s text:c="4"/>public double getTotalPrice() {</text:p>
      <text:p text:style-name="Standard"><text:s text:c="8"/>return price * quantity;</text:p>
      <text:p text:style-name="Standard"><text:s text:c="4"/>}</text:p>
      <text:p text:style-name="Standard">}</text:p>
      <text:p text:style-name="Standard"/>
      <text:p text:style-name="Standard">// Customer class</text:p>
      <text:p text:style-name="Standard">class Customer {</text:p>
      <text:p text:style-name="Standard"><text:s text:c="4"/>int customerId;</text:p>
      <text:p text:style-name="Standard"><text:s text:c="4"/>String name;</text:p>
      <text:p text:style-name="Standard"><text:s text:c="4"/>Product[] purchasedProducts;</text:p>
      <text:p text:style-name="Standard"><text:s text:c="4"/></text:p>
      <text:p text:style-name="Standard"><text:s text:c="4"/>public Customer(int customerId, String name, Product[] purchasedProducts) {</text:p>
      <text:p text:style-name="Standard"><text:s text:c="8"/>this.customerId = customerId;</text:p>
      <text:p text:style-name="Standard"><text:s text:c="8"/>this.name = name;</text:p>
      <text:p text:style-name="Standard"><text:s text:c="8"/>this.purchasedProducts = purchasedProducts;</text:p>
      <text:p text:style-name="Standard"><text:s text:c="4"/>}</text:p>
      <text:p text:style-name="Standard"><text:s text:c="4"/></text:p>
      <text:p text:style-name="Standard"><text:s text:c="4"/>public double getTotalBill() {</text:p>
      <text:p text:style-name="Standard"><text:s text:c="8"/>double total = 0;</text:p>
      <text:p text:style-name="Standard"><text:s text:c="8"/>for (int i = 0; i &lt; purchasedProducts.length; i++) {</text:p>
      <text:p text:style-name="Standard"><text:s text:c="12"/>total += purchasedProducts[i].getTotalPrice();</text:p>
      <text:p text:style-name="Standard"><text:s text:c="8"/>}</text:p>
      <text:p text:style-name="Standard"><text:s text:c="8"/>return total;</text:p>
      <text:p text:style-name="Standard"><text:s text:c="4"/>}</text:p>
      <text:p text:style-name="Standard"><text:soft-page-break/><text:s text:c="4"/></text:p>
      <text:p text:style-name="Standard"><text:s text:c="4"/>public void displayCustomerDetails() {</text:p>
      <text:p text:style-name="Standard"><text:s text:c="8"/>System.out.println("Customer ID: " + customerId);</text:p>
      <text:p text:style-name="Standard"><text:s text:c="8"/>System.out.println("Customer Name: " + name);</text:p>
      <text:p text:style-name="Standard"><text:s text:c="8"/>System.out.println("Purchased Products:");</text:p>
      <text:p text:style-name="Standard"><text:s text:c="8"/>for (int i = 0; i &lt; purchasedProducts.length; i++) {</text:p>
      <text:p text:style-name="Standard"><text:s text:c="12"/>System.out.println(" - " + purchasedProducts[i].name + " (" + purchasedProducts[i].quantity + " x " + purchasedProducts[i].price + ") = " + purchasedProducts[i].getTotalPrice());</text:p>
      <text:p text:style-name="Standard"><text:s text:c="8"/>}</text:p>
      <text:p text:style-name="Standard"><text:s text:c="8"/>System.out.println("Total Bill: Rs." + getTotalBill());</text:p>
      <text:p text:style-name="Standard"><text:s text:c="4"/>}</text:p>
      <text:p text:style-name="Standard">}</text:p>
      <text:p text:style-name="Standard"/>
      <text:p text:style-name="Standard">// Main class</text:p>
      <text:p text:style-name="Standard">public class ShoppingCart {</text:p>
      <text:p text:style-name="Standard"><text:s text:c="4"/>static Scanner scanner = new Scanner(System.in);</text:p>
      <text:p text:style-name="Standard"><text:s text:c="4"/>static Customer[] customers = new Customer[100]; // Assuming a max of 100 customers</text:p>
      <text:p text:style-name="Standard"><text:s text:c="4"/>static int customerCount = 0;</text:p>
      <text:p text:style-name="Standard"/>
      <text:p text:style-name="Standard"><text:s text:c="4"/>public static void addCustomer() {</text:p>
      <text:p text:style-name="Standard"><text:s text:c="8"/>System.out.print("Enter Customer ID: ");</text:p>
      <text:p text:style-name="Standard"><text:s text:c="8"/>int customerId = scanner.nextInt();</text:p>
      <text:p text:style-name="Standard"><text:s text:c="8"/>scanner.nextLine(); // Consume newline</text:p>
      <text:p text:style-name="Standard"><text:s text:c="8"/>System.out.print("Enter Customer Name: ");</text:p>
      <text:p text:style-name="Standard"><text:s text:c="8"/>String name = scanner.nextLine();</text:p>
      <text:p text:style-name="Standard"><text:s text:c="8"/></text:p>
      <text:p text:style-name="Standard"><text:s text:c="8"/>System.out.print("Enter number of products purchased: ");</text:p>
      <text:p text:style-name="Standard"><text:s text:c="8"/>int numProducts = scanner.nextInt();</text:p>
      <text:p text:style-name="Standard"><text:s text:c="14"/>Product[] products = new Product[numProducts];</text:p>
      <text:p text:style-name="Standard"/>
      <text:p text:style-name="Standard"><text:s text:c="8"/>for (int j = 0; j &lt; numProducts; j++) {</text:p>
      <text:p text:style-name="Standard"><text:soft-page-break/><text:s text:c="12"/>System.out.print("Enter Product ID: ");</text:p>
      <text:p text:style-name="Standard"><text:s text:c="12"/>int productId = scanner.nextInt();</text:p>
      <text:p text:style-name="Standard"><text:s text:c="12"/>scanner.nextLine(); // Consume newline</text:p>
      <text:p text:style-name="Standard"><text:s text:c="12"/>System.out.print("Enter Product Name: ");</text:p>
      <text:p text:style-name="Standard"><text:s text:c="12"/>String productName = scanner.nextLine();</text:p>
      <text:p text:style-name="Standard"><text:s text:c="12"/>System.out.print("Enter Product Price: ");</text:p>
      <text:p text:style-name="Standard"><text:s text:c="12"/>double price = scanner.nextDouble();</text:p>
      <text:p text:style-name="Standard"><text:s text:c="12"/>System.out.print("Enter Quantity: ");</text:p>
      <text:p text:style-name="Standard"><text:s text:c="12"/>int quantity = scanner.nextInt();</text:p>
      <text:p text:style-name="Standard"><text:s text:c="12"/></text:p>
      <text:p text:style-name="Standard"><text:s text:c="12"/>products[j] = new Product(productId, productName, price, quantity);</text:p>
      <text:p text:style-name="Standard"><text:s text:c="8"/>}</text:p>
      <text:p text:style-name="Standard"><text:s text:c="8"/></text:p>
      <text:p text:style-name="Standard"><text:s text:c="8"/>customers[customerCount++] = new Customer(customerId, name, products);</text:p>
      <text:p text:style-name="Standard"><text:s text:c="8"/>System.out.println("Customer added successfully!");</text:p>
      <text:p text:style-name="Standard"><text:s text:c="4"/>}</text:p>
      <text:p text:style-name="Standard"/>
      <text:p text:style-name="Standard"><text:s text:c="4"/>public static void displayAllCustomers() {</text:p>
      <text:p text:style-name="Standard"><text:s text:c="8"/>System.out.println("\n--- Customer Details ---");</text:p>
      <text:p text:style-name="Standard"><text:s text:c="8"/>for (int i = 0; i &lt; customerCount; i++) {</text:p>
      <text:p text:style-name="Standard"><text:s text:c="12"/>customers[i].displayCustomerDetails();</text:p>
      <text:p text:style-name="Standard"><text:s text:c="12"/>System.out.println("----------------------------");</text:p>
      <text:p text:style-name="Standard"><text:s text:c="8"/>}</text:p>
      <text:p text:style-name="Standard"><text:s text:c="4"/>}</text:p>
      <text:p text:style-name="Standard"/>
      <text:p text:style-name="Standard"><text:s text:c="4"/>public static void displayHighestPurchase() {</text:p>
      <text:p text:style-name="Standard"><text:s text:c="8"/>if (customerCount == 0) {</text:p>
      <text:p text:style-name="Standard"><text:s text:c="12"/>System.out.println("No customers available.");</text:p>
      <text:p text:style-name="Standard"><text:s text:c="12"/>return;</text:p>
      <text:p text:style-name="Standard"><text:s text:c="8"/>}</text:p>
      <text:p text:style-name="Standard"><text:s text:c="8"/>Customer highestSpender = customers[0];</text:p>
      <text:p text:style-name="Standard"><text:soft-page-break/><text:s text:c="8"/>for (int i = 1; i &lt; customerCount; i++) {</text:p>
      <text:p text:style-name="Standard"><text:s text:c="12"/>if (customers[i].getTotalBill() &gt; highestSpender.getTotalBill()) {</text:p>
      <text:p text:style-name="Standard"><text:s text:c="16"/>highestSpender = customers[i];</text:p>
      <text:p text:style-name="Standard"><text:s text:c="12"/>}</text:p>
      <text:p text:style-name="Standard"><text:s text:c="8"/>}</text:p>
      <text:p text:style-name="Standard"><text:s text:c="8"/>System.out.println("\nCustomer with the Highest Purchase:");</text:p>
      <text:p text:style-name="Standard"><text:s text:c="8"/>highestSpender.displayCustomerDetails();</text:p>
      <text:p text:style-name="Standard"><text:s text:c="4"/>}</text:p>
      <text:p text:style-name="Standard"/>
      <text:p text:style-name="Standard"><text:s text:c="4"/>public static void main(String[] args) {</text:p>
      <text:p text:style-name="Standard"><text:s text:c="8"/>while (true) {</text:p>
      <text:p text:style-name="Standard"><text:s text:c="12"/>System.out.println("\n--- Shopping Cart Menu ---");</text:p>
      <text:p text:style-name="Standard"><text:s text:c="12"/>System.out.println("1. Add Customer");</text:p>
      <text:p text:style-name="Standard"><text:s text:c="12"/>System.out.println("2. Display All Customers");</text:p>
      <text:p text:style-name="Standard"><text:s text:c="12"/>System.out.println("3. Display Customer with Highest Purchase");</text:p>
      <text:p text:style-name="Standard"><text:s text:c="12"/>System.out.println("4. Exit");</text:p>
      <text:p text:style-name="Standard"><text:s text:c="12"/>System.out.print("Enter your choice: ");</text:p>
      <text:p text:style-name="Standard"><text:s text:c="12"/>int choice = scanner.nextInt();</text:p>
      <text:p text:style-name="Standard"/>
      <text:p text:style-name="Standard"><text:s text:c="12"/>switch (choice) {</text:p>
      <text:p text:style-name="Standard"><text:s text:c="16"/>case 1:</text:p>
      <text:p text:style-name="Standard"><text:s text:c="20"/>addCustomer();</text:p>
      <text:p text:style-name="Standard"><text:s text:c="20"/>break;</text:p>
      <text:p text:style-name="Standard"><text:s text:c="16"/>case 2:</text:p>
      <text:p text:style-name="Standard"><text:s text:c="20"/>displayAllCustomers();</text:p>
      <text:p text:style-name="Standard"><text:s text:c="20"/>break;</text:p>
      <text:p text:style-name="Standard"><text:s text:c="16"/>case 3:</text:p>
      <text:p text:style-name="Standard"><text:s text:c="20"/>displayHighestPurchase();</text:p>
      <text:p text:style-name="Standard"><text:s text:c="20"/>break;</text:p>
      <text:p text:style-name="Standard"><text:s text:c="16"/>case 4:</text:p>
      <text:p text:style-name="Standard"><text:s text:c="20"/>System.out.println("Exiting program. Thank you!");</text:p>
      <text:p text:style-name="Standard"><text:soft-page-break/><text:s text:c="20"/>scanner.close();</text:p>
      <text:p text:style-name="Standard"><text:s text:c="20"/>return;</text:p>
      <text:p text:style-name="Standard"><text:s text:c="16"/>default:</text:p>
      <text:p text:style-name="Standard"><text:s text:c="20"/>System.out.println("Invalid choice. Please try again.");</text:p>
      <text:p text:style-name="Standard"><text:s text:c="12"/>}</text:p>
      <text:p text:style-name="Standard"><text:s text:c="8"/>}</text:p>
      <text:p text:style-name="Standard"><text:s text:c="4"/>}</text:p>
      <text:p text:style-name="Standard">}</text:p>
      <text:p text:style-name="Standard"/>
      <text:p text:style-name="Standard"/>
      <text:p text:style-name="Standard"/>
      <text:p text:style-name="Standard" loext:marker-style-name="T4"><text:span text:style-name="T4">Practice Questions</text:span><text:span text:style-name="T4"/></text:p>
      <text:p text:style-name="P2" loext:marker-style-name="T5"/>
      <text:h text:style-name="P3" text:outline-level="3" loext:marker-style-name="T6"><text:span text:style-name="T6">Q1) Hospital Patient Management System (Array within a Class)</text:span><text:span text:style-name="T6"/></text:h>
      <text:p text:style-name="P4" loext:marker-style-name="T7"><text:span text:style-name="T8">Scenario:</text:span><text:span text:style-name="T7"><text:line-break/>A hospital maintains </text:span><text:span text:style-name="T8">departments</text:span><text:span text:style-name="T7">, where each department has multiple patients. Each </text:span><text:span text:style-name="T8">Patient</text:span><text:span text:style-name="T7"> has:</text:span></text:p>
      <text:list text:style-name="WWNum2">
        <text:list-item>
          <text:p text:style-name="P5" loext:marker-style-name="T7"><text:span text:style-name="T7">Patient ID</text:span><text:span text:style-name="T7"/></text:p>
        </text:list-item>
        <text:list-item>
          <text:p text:style-name="P6" loext:marker-style-name="T7"><text:span text:style-name="T7">Name</text:span><text:span text:style-name="T7"/></text:p>
        </text:list-item>
        <text:list-item>
          <text:p text:style-name="P6" loext:marker-style-name="T7"><text:span text:style-name="T7">Age</text:span><text:span text:style-name="T7"/></text:p>
        </text:list-item>
        <text:list-item>
          <text:p text:style-name="P7" loext:marker-style-name="T7"><text:span text:style-name="T7">Disease</text:span><text:span text:style-name="T7"/></text:p>
        </text:list-item>
      </text:list>
      <text:p text:style-name="P4" loext:marker-style-name="T7"><text:span text:style-name="T7">Each </text:span><text:span text:style-name="T8">Department</text:span><text:span text:style-name="T7"> has:</text:span></text:p>
      <text:list text:style-name="WWNum3">
        <text:list-item>
          <text:p text:style-name="P8" loext:marker-style-name="T7"><text:span text:style-name="T7">Department Name</text:span><text:span text:style-name="T7"/></text:p>
        </text:list-item>
        <text:list-item>
          <text:p text:style-name="P9" loext:marker-style-name="T7"><text:span text:style-name="T7">An </text:span><text:span text:style-name="T8">array of patients</text:span></text:p>
        </text:list-item>
      </text:list>
      <text:p text:style-name="P10"><text:span text:style-name="Strong_20_Emphasis">Write a menu-driven</text:span> Java program for the <text:span text:style-name="Strong_20_Emphasis">Hospital Patient Management System</text:span> using <text:span text:style-name="Strong_20_Emphasis">array within a class</text:span>. The program should have the following options:</text:p>
      <text:p text:style-name="P11"><text:span text:style-name="T9">✅</text:span> Adding a department with patients<text:line-break/><text:span text:style-name="T9">✅</text:span> Displaying all departments and their patients<text:line-break/><text:span text:style-name="T9">✅</text:span> Searching for a patient by name<text:line-break/><text:span text:style-name="T9">✅</text:span> Displaying all patients in a specific department</text:p>
      <text:p text:style-name="P11" loext:marker-style-name="T1"><text:span text:style-name="T1">Sample Input Output</text:span><text:span text:style-name="T1"/></text:p>
      <text:h text:style-name="P3" text:outline-level="3" loext:marker-style-name="T6"><text:span text:style-name="T6">Option 1️Adding a Department</text:span><text:span text:style-name="T6"/></text:h>
      <text:p text:style-name="P4" loext:marker-style-name="T7"><text:span text:style-name="T8">Input:</text:span><text:span text:style-name="T8"/></text:p>
      <text:p text:style-name="P12" loext:marker-style-name="T10"><text:span text:style-name="T10">Enter Department Name: Cardiology</text:span><text:span text:style-name="T10"/></text:p>
      <text:p text:style-name="P12" loext:marker-style-name="T10"><text:span text:style-name="T10">Enter maximum number of patients: 3</text:span><text:span text:style-name="T10"/></text:p>
      <text:p text:style-name="P12" loext:marker-style-name="T8"><text:span text:style-name="T8">Output:</text:span><text:span text:style-name="T8"/></text:p>
      <text:p text:style-name="P12" loext:marker-style-name="T10"><text:span text:style-name="T10">Department added successfully!</text:span><text:span text:style-name="T10"/></text:p>
      <text:p text:style-name="P13" loext:marker-style-name="T7"><draw:rect text:anchor-type="as-char" style:rel-width="100%" draw:z-index="0" draw:style-name="gr1" draw:text-style-name="P14" svg:width="6.2685in" svg:height="0.0213in"><text:p/></draw:rect></text:p>
      <text:h text:style-name="P3" text:outline-level="3" loext:marker-style-name="T6"><text:span text:style-name="T6">Option 2️ </text:span><text:span text:style-name="T11">a</text:span><text:span text:style-name="T6">dding Patients to a Department</text:span></text:h>
      <text:p text:style-name="P4" loext:marker-style-name="T7"><text:soft-page-break/><text:span text:style-name="T8">Input:</text:span><text:span text:style-name="T8"/></text:p>
      <text:p text:style-name="P12" loext:marker-style-name="T10"><text:span text:style-name="T10">Enter Department Name: Cardiology</text:span><text:span text:style-name="T10"/></text:p>
      <text:p text:style-name="P12" loext:marker-style-name="T10"><text:span text:style-name="T10">Enter Patient ID: 101</text:span><text:span text:style-name="T10"/></text:p>
      <text:p text:style-name="P12" loext:marker-style-name="T10"><text:span text:style-name="T10">Enter Patient Name: John Doe</text:span><text:span text:style-name="T10"/></text:p>
      <text:p text:style-name="P12" loext:marker-style-name="T10"><text:span text:style-name="T10">Enter Age: 45</text:span><text:span text:style-name="T10"/></text:p>
      <text:p text:style-name="P12" loext:marker-style-name="T10"><text:span text:style-name="T10">Enter Disease: Heart Disease</text:span><text:span text:style-name="T10"/></text:p>
      <text:p text:style-name="P15" loext:marker-style-name="T10"/>
      <text:p text:style-name="P12" loext:marker-style-name="T10"><text:span text:style-name="T10">Enter Department Name: Cardiology</text:span><text:span text:style-name="T10"/></text:p>
      <text:p text:style-name="P12" loext:marker-style-name="T10"><text:span text:style-name="T10">Enter Patient ID: 102</text:span><text:span text:style-name="T10"/></text:p>
      <text:p text:style-name="P12" loext:marker-style-name="T10"><text:span text:style-name="T10">Enter Patient Name: Mary Smith</text:span><text:span text:style-name="T10"/></text:p>
      <text:p text:style-name="P12" loext:marker-style-name="T10"><text:span text:style-name="T10">Enter Age: 50</text:span><text:span text:style-name="T10"/></text:p>
      <text:p text:style-name="P12" loext:marker-style-name="T10"><text:span text:style-name="T10">Enter Disease: Arrhythmia</text:span><text:span text:style-name="T10"/></text:p>
      <text:p text:style-name="P4" loext:marker-style-name="T7"><text:span text:style-name="T8">Output:</text:span><text:span text:style-name="T8"/></text:p>
      <text:p text:style-name="P12" loext:marker-style-name="T10"><text:span text:style-name="T10">Patient added successfully!</text:span><text:span text:style-name="T10"/></text:p>
      <text:p text:style-name="P12" loext:marker-style-name="T10"><text:span text:style-name="T10">Patient added successfully!</text:span><text:span text:style-name="T10"/></text:p>
      <text:p text:style-name="P13" loext:marker-style-name="T7"><draw:rect text:anchor-type="as-char" style:rel-width="100%" draw:z-index="1" draw:style-name="gr1" draw:text-style-name="P14" svg:width="6.2685in" svg:height="0.0213in"><text:p/></draw:rect></text:p>
      <text:h text:style-name="P3" text:outline-level="3" loext:marker-style-name="T6"><text:span text:style-name="T6">Option 3️</text:span><text:span text:style-name="T11"> D</text:span><text:span text:style-name="T6">isplaying All Departments and Their Patients</text:span></text:h>
      <text:p text:style-name="P4" loext:marker-style-name="T7"><text:span text:style-name="T8">Output:</text:span><text:span text:style-name="T8"/></text:p>
      <text:p text:style-name="P12" loext:marker-style-name="T10"><text:span text:style-name="T10">Department: Cardiology</text:span><text:span text:style-name="T10"/></text:p>
      <text:p text:style-name="P12" loext:marker-style-name="T10"><text:span text:style-name="T10"><text:s text:c="2"/>- Patient ID: 101, Name: John Doe, Age: 45, Disease: Heart Disease</text:span><text:span text:style-name="T10"/></text:p>
      <text:p text:style-name="P12" loext:marker-style-name="T10"><text:span text:style-name="T10"><text:s text:c="2"/>- Patient ID: 102, Name: Mary Smith, Age: 50, Disease: Arrhythmia</text:span><text:span text:style-name="T10"/></text:p>
      <text:p text:style-name="P13" loext:marker-style-name="T7"><draw:rect text:anchor-type="as-char" style:rel-width="100%" draw:z-index="2" draw:style-name="gr1" draw:text-style-name="P14" svg:width="6.2685in" svg:height="0.0213in"><text:p/></draw:rect></text:p>
      <text:h text:style-name="P3" text:outline-level="3" loext:marker-style-name="T6"><text:span text:style-name="T6">4️</text:span><text:span text:style-name="T11"> </text:span><text:span text:style-name="T6">Searching for a Patient by Name</text:span></text:h>
      <text:p text:style-name="P4" loext:marker-style-name="T7"><text:span text:style-name="T8">Input:</text:span><text:span text:style-name="T8"/></text:p>
      <text:p text:style-name="P12" loext:marker-style-name="T10"><text:span text:style-name="T10">Enter Patient Name: John Doe</text:span><text:span text:style-name="T10"/></text:p>
      <text:p text:style-name="P4" loext:marker-style-name="T7"><text:span text:style-name="T8">Output:</text:span><text:span text:style-name="T8"/></text:p>
      <text:p text:style-name="P12" loext:marker-style-name="T10"><text:span text:style-name="T10">Patient found in Cardiology Department:</text:span><text:span text:style-name="T10"/></text:p>
      <text:p text:style-name="P12" loext:marker-style-name="T10"><text:span text:style-name="T10">Patient ID: 101, Name: John Doe, Age: 45, Disease: Heart Disease</text:span><text:span text:style-name="T10"/></text:p>
      <text:p text:style-name="P4" loext:marker-style-name="T7"><text:span text:style-name="T8">Input:</text:span><text:span text:style-name="T8"/></text:p>
      <text:p text:style-name="P12" loext:marker-style-name="T10"><text:span text:style-name="T10">Enter Patient Name: Alice</text:span><text:span text:style-name="T10"/></text:p>
      <text:p text:style-name="P4" loext:marker-style-name="T7"><text:span text:style-name="T8">Output:</text:span><text:span text:style-name="T8"/></text:p>
      <text:p text:style-name="P12" loext:marker-style-name="T10"><text:span text:style-name="T10">Patient not found!</text:span><text:span text:style-name="T10"/></text:p>
      <text:p text:style-name="P13" loext:marker-style-name="T7"><draw:rect text:anchor-type="as-char" style:rel-width="100%" draw:z-index="3" draw:style-name="gr1" draw:text-style-name="P14" svg:width="6.2685in" svg:height="0.0213in"><text:p/></draw:rect></text:p>
      <text:h text:style-name="P3" text:outline-level="3" loext:marker-style-name="T6"><text:span text:style-name="T6">Option 5️ Displaying All Patients in a Specific Department</text:span><text:span text:style-name="T6"/></text:h>
      <text:p text:style-name="P4" loext:marker-style-name="T7"><text:span text:style-name="T8">Input:</text:span><text:span text:style-name="T8"/></text:p>
      <text:p text:style-name="P12" loext:marker-style-name="T10"><text:span text:style-name="T10">Enter Department Name: Cardiology</text:span><text:span text:style-name="T10"/></text:p>
      <text:p text:style-name="P4" loext:marker-style-name="T7"><text:span text:style-name="T8">Output:</text:span><text:span text:style-name="T8"/></text:p>
      <text:p text:style-name="P12" loext:marker-style-name="T10"><text:span text:style-name="T10">Patients in Cardiology Department:</text:span><text:span text:style-name="T10"/></text:p>
      <text:p text:style-name="P12" loext:marker-style-name="T10"><text:span text:style-name="T10"><text:s text:c="2"/>- Patient ID: 101, Name: John Doe, Age: 45, Disease: Heart Disease</text:span><text:span text:style-name="T10"/></text:p>
      <text:p text:style-name="P12" loext:marker-style-name="T10"><text:span text:style-name="T10"><text:s text:c="2"/>- Patient ID: 102, Name: Mary Smith, Age: 50, Disease: Arrhythmia</text:span><text:span text:style-name="T10"/></text:p>
      <text:p text:style-name="P4" loext:marker-style-name="T7"><text:span text:style-name="T8">Input:</text:span><text:span text:style-name="T8"/></text:p>
      <text:p text:style-name="P12" loext:marker-style-name="T10"><text:span text:style-name="T10">Enter Department Name: Neurology</text:span><text:span text:style-name="T10"/></text:p>
      <text:p text:style-name="P4" loext:marker-style-name="T7"><text:span text:style-name="T8">Output:</text:span><text:span text:style-name="T8"/></text:p>
      <text:p text:style-name="P12" loext:marker-style-name="T10"><text:span text:style-name="T10">Department not found!</text:span><text:span text:style-name="T10"/></text:p>
      <text:p text:style-name="P13" loext:marker-style-name="T7"><draw:rect text:anchor-type="as-char" style:rel-width="100%" draw:z-index="4" draw:style-name="gr1" draw:text-style-name="P14" svg:width="6.2685in" svg:height="0.0213in"><text:p/></draw:rect></text:p>
      <text:h text:style-name="P3" text:outline-level="3" loext:marker-style-name="T6"><text:span text:style-name="T6">Option 6️ Exiting the Program</text:span><text:span text:style-name="T6"/></text:h>
      <text:p text:style-name="P4" loext:marker-style-name="T7"><text:span text:style-name="T8">Input:</text:span><text:span text:style-name="T8"/></text:p>
      <text:p text:style-name="P12" loext:marker-style-name="T10"><text:span text:style-name="T10">Enter your choice: </text:span><text:bookmark text:name="_GoBack"/><text:span text:style-name="T10">6</text:span><text:span text:style-name="T10"/></text:p>
      <text:p text:style-name="P4" loext:marker-style-name="T7"><text:span text:style-name="T8">Output:</text:span><text:span text:style-name="T8"/></text:p>
      <text:p text:style-name="P12" loext:marker-style-name="T10"><text:span text:style-name="T10">Exiting program. Thank you!</text:span><text:span text:style-name="T10"/></text:p>
      <text:p text:style-name="P13" loext:marker-style-name="T7"><text:soft-page-break/><draw:rect text:anchor-type="as-char" style:rel-width="100%" draw:z-index="5" draw:style-name="gr1" draw:text-style-name="P14" svg:width="6.2685in" svg:height="0.0213in"><text:p/></draw:rect></text:p>
      <text:p text:style-name="P4" loext:marker-style-name="T7"><text:span text:style-name="T7">This sample input and output de</text:span><text:span text:style-name="T7"/></text:p>
      <text:p text:style-name="P11"/>
      <text:p text:style-name="P11"/>
      <text:h text:style-name="P16" text:outline-level="3"><text:span text:style-name="Strong_20_Emphasis"><text:span text:style-name="T12">Library Management System </text:span></text:span></text:h>
      <text:p text:style-name="P17">A library maintains multiple sections, where each section contains multiple books. Each <text:span text:style-name="Strong_20_Emphasis">Book</text:span> has:</text:p>
      <text:list text:style-name="WWNum4">
        <text:list-item>
          <text:p text:style-name="P18"><text:span text:style-name="Strong_20_Emphasis">Book ID</text:span></text:p>
        </text:list-item>
        <text:list-item>
          <text:p text:style-name="P19"><text:span text:style-name="Strong_20_Emphasis">Title</text:span></text:p>
        </text:list-item>
        <text:list-item>
          <text:p text:style-name="P19"><text:span text:style-name="Strong_20_Emphasis">Author</text:span></text:p>
        </text:list-item>
        <text:list-item>
          <text:p text:style-name="P20"><text:span text:style-name="Strong_20_Emphasis">Publication Year</text:span></text:p>
        </text:list-item>
      </text:list>
      <text:p text:style-name="P17">Each <text:span text:style-name="Strong_20_Emphasis">Section</text:span> has:</text:p>
      <text:list text:style-name="WWNum5">
        <text:list-item>
          <text:p text:style-name="P21"><text:span text:style-name="Strong_20_Emphasis">Section Name</text:span></text:p>
        </text:list-item>
        <text:list-item>
          <text:p text:style-name="P22"><text:span text:style-name="Strong_20_Emphasis">An array of books</text:span></text:p>
        </text:list-item>
      </text:list>
      <text:p text:style-name="P17" loext:marker-style-name="Strong Emphasis">The system should provide the following functionalities as a menu driven Java Program:<text:line-break/><text:span text:style-name="T9">✅</text:span> <text:span text:style-name="Strong_20_Emphasis">Adding a section with books</text:span><text:line-break/><text:span text:style-name="T9">✅</text:span> <text:span text:style-name="Strong_20_Emphasis">Displaying all sections and their books</text:span><text:line-break/><text:span text:style-name="T9">✅</text:span> <text:span text:style-name="Strong_20_Emphasis">Searching for a book by title</text:span><text:line-break/><text:span text:style-name="T9">✅</text:span> <text:span text:style-name="Strong_20_Emphasis">Displaying all books in a specific section</text:span><text:line-break/><text:span text:style-name="T9">✅</text:span> <text:span text:style-name="Strong_20_Emphasis">Sorting books in each section by Title / Publication Year</text:span></text:p>
      <text:p text:style-name="P17"/>
      <text:p text:style-name="P17" loext:marker-style-name="T1"><text:span text:style-name="T1">Sample Input Output:</text:span><text:span text:style-name="T1"/></text:p>
      <text:p text:style-name="HTML_20_Preformatted" loext:marker-style-name="HTML Code"><text:span text:style-name="hljs-number"><text:span text:style-name="T13">Option 1</text:span></text:span><text:span text:style-name="HTML_20_Code"><text:span text:style-name="T14"> </text:span></text:span><text:span text:style-name="hljs-string"><text:span text:style-name="T14">Add Section</text:span></text:span><text:span text:style-name="HTML_20_Code"> <text:s/></text:span></text:p>
      <text:p text:style-name="HTML_20_Preformatted" loext:marker-style-name="HTML Code"><text:span text:style-name="HTML_20_Code"><text:s text:c="3"/></text:span><text:span text:style-name="hljs-attr">Enter Section Name:</text:span><text:span text:style-name="HTML_20_Code"> </text:span><text:span text:style-name="hljs-string">Fiction</text:span><text:span text:style-name="HTML_20_Code"> <text:s/></text:span></text:p>
      <text:p text:style-name="HTML_20_Preformatted" loext:marker-style-name="HTML Code"><text:span text:style-name="HTML_20_Code"><text:s text:c="3"/></text:span><text:span text:style-name="hljs-attr">Enter number of books:</text:span><text:span text:style-name="HTML_20_Code"> </text:span><text:span text:style-name="hljs-number"><text:span text:style-name="T15">2</text:span></text:span><text:span text:style-name="HTML_20_Code"> <text:s/></text:span></text:p>
      <text:p text:style-name="HTML_20_Preformatted" loext:marker-style-name="HTML Code"><text:span text:style-name="HTML_20_Code"><text:s text:c="3"/></text:span><text:span text:style-name="hljs-attr">Enter Book ID:</text:span><text:span text:style-name="HTML_20_Code"> </text:span><text:span text:style-name="hljs-number"><text:span text:style-name="T15">101</text:span></text:span><text:span text:style-name="HTML_20_Code"> <text:s/></text:span></text:p>
      <text:p text:style-name="HTML_20_Preformatted" loext:marker-style-name="HTML Code"><text:span text:style-name="HTML_20_Code"><text:s text:c="3"/></text:span><text:span text:style-name="hljs-attr">Enter Book Title:</text:span><text:span text:style-name="HTML_20_Code"> </text:span><text:span text:style-name="hljs-string">The</text:span><text:span text:style-name="HTML_20_Code"> </text:span><text:span text:style-name="hljs-string">Alchemist</text:span><text:span text:style-name="HTML_20_Code"> <text:s/></text:span></text:p>
      <text:p text:style-name="HTML_20_Preformatted" loext:marker-style-name="HTML Code"><text:span text:style-name="HTML_20_Code"><text:s text:c="3"/></text:span><text:span text:style-name="hljs-attr">Enter Author:</text:span><text:span text:style-name="HTML_20_Code"> </text:span><text:span text:style-name="hljs-string">Paulo</text:span><text:span text:style-name="HTML_20_Code"> </text:span><text:span text:style-name="hljs-string">Coelho</text:span><text:span text:style-name="HTML_20_Code"> <text:s/></text:span></text:p>
      <text:p text:style-name="HTML_20_Preformatted" loext:marker-style-name="HTML Code"><text:span text:style-name="HTML_20_Code"><text:s text:c="3"/></text:span><text:span text:style-name="hljs-attr">Enter Publication Year:</text:span><text:span text:style-name="HTML_20_Code"> </text:span><text:span text:style-name="hljs-number"><text:span text:style-name="T15">1988</text:span></text:span><text:span text:style-name="HTML_20_Code"> <text:s/></text:span></text:p>
      <text:p text:style-name="HTML_20_Preformatted" loext:marker-style-name="HTML Code"><text:span text:style-name="HTML_20_Code"/></text:p>
      <text:p text:style-name="HTML_20_Preformatted" loext:marker-style-name="HTML Code"><text:span text:style-name="HTML_20_Code"><text:s text:c="3"/></text:span><text:span text:style-name="hljs-attr">Enter Book ID:</text:span><text:span text:style-name="HTML_20_Code"> </text:span><text:span text:style-name="hljs-number"><text:span text:style-name="T15">102</text:span></text:span><text:span text:style-name="HTML_20_Code"> <text:s/></text:span></text:p>
      <text:p text:style-name="HTML_20_Preformatted" loext:marker-style-name="HTML Code"><text:span text:style-name="HTML_20_Code"><text:s text:c="3"/></text:span><text:span text:style-name="hljs-attr">Enter Book Title:</text:span><text:span text:style-name="HTML_20_Code"> </text:span><text:span text:style-name="hljs-string">Harry</text:span><text:span text:style-name="HTML_20_Code"> </text:span><text:span text:style-name="hljs-string">Potter</text:span><text:span text:style-name="HTML_20_Code"> <text:s/></text:span></text:p>
      <text:p text:style-name="HTML_20_Preformatted" loext:marker-style-name="HTML Code"><text:span text:style-name="HTML_20_Code"><text:s text:c="3"/></text:span><text:span text:style-name="hljs-attr">Enter Author:</text:span><text:span text:style-name="HTML_20_Code"> </text:span><text:span text:style-name="hljs-string">J.K.</text:span><text:span text:style-name="HTML_20_Code"> </text:span><text:span text:style-name="hljs-string">Rowling</text:span><text:span text:style-name="HTML_20_Code"> <text:s/></text:span></text:p>
      <text:p text:style-name="HTML_20_Preformatted" loext:marker-style-name="HTML Code"><text:span text:style-name="HTML_20_Code"><text:s text:c="3"/></text:span><text:span text:style-name="hljs-attr">Enter Publication Year:</text:span><text:span text:style-name="HTML_20_Code"> </text:span><text:span text:style-name="hljs-number"><text:span text:style-name="T15">1997</text:span></text:span><text:span text:style-name="HTML_20_Code"> <text:s/></text:span></text:p>
      <text:h text:style-name="Heading_20_4" text:outline-level="4"><text:span text:style-name="Strong_20_Emphasis"><text:span text:style-name="T16">Option 2 (Display Sections and Books):</text:span></text:span></text:h>
      <text:p text:style-name="HTML_20_Preformatted" loext:marker-style-name="HTML Code"><text:span text:style-name="hljs-symbol">Section:</text:span><text:span text:style-name="HTML_20_Code"> Fiction <text:s/></text:span></text:p>
      <text:p text:style-name="HTML_20_Preformatted" loext:marker-style-name="HTML Code"><text:span text:style-name="HTML_20_Code"><text:s text:c="2"/>- The Alchemist </text:span><text:span text:style-name="hljs-keyword">by</text:span><text:span text:style-name="HTML_20_Code"> Paulo Coelho (</text:span><text:span text:style-name="hljs-number"><text:span text:style-name="T15">1988</text:span></text:span><text:span text:style-name="HTML_20_Code">) <text:s/></text:span></text:p>
      <text:p text:style-name="HTML_20_Preformatted" loext:marker-style-name="HTML Code"><text:span text:style-name="HTML_20_Code"><text:s text:c="2"/>- Harry Potter </text:span><text:span text:style-name="hljs-keyword">by</text:span><text:span text:style-name="HTML_20_Code"> J.K. Rowling (</text:span><text:span text:style-name="hljs-number"><text:span text:style-name="T15">1997</text:span></text:span><text:span text:style-name="HTML_20_Code">) <text:s/></text:span></text:p>
      <text:h text:style-name="Heading_20_4" text:outline-level="4"><text:span text:style-name="Strong_20_Emphasis"><text:span text:style-name="T16">Option 3 (Search Book by Title - "Harry Potter")</text:span></text:span></text:h>
      <text:p text:style-name="HTML_20_Preformatted" loext:marker-style-name="HTML Code"><text:span text:style-name="hljs-string">Book</text:span><text:span text:style-name="HTML_20_Code"> </text:span><text:span text:style-name="hljs-string">found</text:span><text:span text:style-name="HTML_20_Code"> </text:span><text:span text:style-name="hljs-string">in</text:span><text:span text:style-name="HTML_20_Code"> </text:span><text:span text:style-name="hljs-string">Fiction</text:span><text:span text:style-name="HTML_20_Code"> </text:span><text:span text:style-name="hljs-string">Section</text:span><text:span text:style-name="HTML_20_Code"> <text:s/></text:span></text:p>
      <text:p text:style-name="HTML_20_Preformatted" loext:marker-style-name="HTML Code"><text:span text:style-name="hljs-attr">Title:</text:span><text:span text:style-name="HTML_20_Code"> </text:span><text:span text:style-name="hljs-string">Harry</text:span><text:span text:style-name="HTML_20_Code"> </text:span><text:span text:style-name="hljs-string">Potter</text:span><text:span text:style-name="HTML_20_Code"> <text:s/></text:span></text:p>
      <text:p text:style-name="HTML_20_Preformatted" loext:marker-style-name="HTML Code"><text:span text:style-name="hljs-attr">Author:</text:span><text:span text:style-name="HTML_20_Code"> </text:span><text:span text:style-name="hljs-string">J.K.</text:span><text:span text:style-name="HTML_20_Code"> </text:span><text:span text:style-name="hljs-string">Rowling</text:span><text:span text:style-name="HTML_20_Code"> <text:s/></text:span></text:p>
      <text:p text:style-name="HTML_20_Preformatted" loext:marker-style-name="HTML Code"><text:span text:style-name="hljs-attr">Publication Year:</text:span><text:span text:style-name="HTML_20_Code"> </text:span><text:span text:style-name="hljs-number"><text:span text:style-name="T15">1997</text:span></text:span><text:span text:style-name="HTML_20_Code"> <text:s/></text:span></text:p>
      <text:h text:style-name="Heading_20_4" text:outline-level="4"><text:span text:style-name="Strong_20_Emphasis"><text:span text:style-name="T16">User Chooses Option 4 (Display Books in a Section - Fiction)</text:span></text:span></text:h>
      <text:p text:style-name="HTML_20_Preformatted" loext:marker-style-name="HTML Code"><text:span text:style-name="HTML_20_Code">Books </text:span><text:span text:style-name="hljs-keyword">in</text:span><text:span text:style-name="HTML_20_Code"> Fiction Section: <text:s/></text:span></text:p>
      <text:p text:style-name="HTML_20_Preformatted" loext:marker-style-name="hljs-function"><text:span text:style-name="HTML_20_Code"><text:s text:c="2"/>- </text:span><text:span text:style-name="hljs-function">The Alchemist </text:span><text:span text:style-name="hljs-keyword">by</text:span><text:span text:style-name="hljs-function"> Paulo </text:span><text:span text:style-name="hljs-title">Coelho</text:span><text:span text:style-name="hljs-function"> (</text:span><text:span text:style-name="hljs-number"><text:span text:style-name="T15">1988</text:span></text:span><text:span text:style-name="hljs-function">) <text:s/></text:span></text:p>
      <text:p text:style-name="HTML_20_Preformatted" loext:marker-style-name="hljs-function"><text:span text:style-name="hljs-function"><text:s text:c="2"/>- Harry Potter </text:span><text:span text:style-name="hljs-keyword">by</text:span><text:span text:style-name="hljs-function"> J.K. </text:span><text:span text:style-name="hljs-title">Rowling</text:span><text:span text:style-name="hljs-function"> (</text:span><text:span text:style-name="hljs-number"><text:span text:style-name="T15">1997</text:span></text:span><text:span text:style-name="hljs-function">) <text:s/></text:span></text:p>
      <text:h text:style-name="Heading_20_4" text:outline-level="4"><text:span text:style-name="Strong_20_Emphasis"><text:span text:style-name="T16">User Chooses Option 5 (Sort Books in Fiction by Publication Year)</text:span></text:span></text:h>
      <text:p text:style-name="HTML_20_Preformatted" loext:marker-style-name="hljs-function"><text:span text:style-name="hljs-function">Books </text:span><text:span text:style-name="hljs-keyword">in</text:span><text:span text:style-name="hljs-function"> Fiction </text:span><text:span text:style-name="hljs-title">Section</text:span><text:span text:style-name="hljs-function"> (</text:span><text:span text:style-name="hljs-params">Sorted </text:span><text:span text:style-name="hljs-keyword">by</text:span><text:span text:style-name="hljs-params"> Year</text:span><text:span text:style-name="hljs-function">): <text:s/></text:span></text:p>
      <text:p text:style-name="HTML_20_Preformatted" loext:marker-style-name="hljs-function"><text:span text:style-name="hljs-function"><text:s text:c="2"/>- The Alchemist </text:span><text:span text:style-name="hljs-keyword">by</text:span><text:span text:style-name="hljs-function"> Paulo </text:span><text:span text:style-name="hljs-title">Coelho</text:span><text:span text:style-name="hljs-function"> (</text:span><text:span text:style-name="hljs-number"><text:span text:style-name="T15">1988</text:span></text:span><text:span text:style-name="hljs-function">) <text:s/></text:span></text:p>
      <text:p text:style-name="HTML_20_Preformatted" loext:marker-style-name="hljs-function"><text:span text:style-name="hljs-function"><text:s text:c="2"/>- Harry Potter </text:span><text:span text:style-name="hljs-keyword">by</text:span><text:span text:style-name="hljs-function"> J.K. </text:span><text:span text:style-name="hljs-title">Rowling</text:span><text:span text:style-name="hljs-function"> (</text:span><text:span text:style-name="hljs-number"><text:span text:style-name="T15">1997</text:span></text:span><text:span text:style-name="hljs-function">) <text:s/></text:span></text:p>
      <text:h text:style-name="Heading_20_4" text:outline-level="4"><text:soft-page-break/><text:span text:style-name="Strong_20_Emphasis"><text:span text:style-name="T16">User Chooses Option 6 (Exit)</text:span></text:span></text:h>
      <text:p text:style-name="HTML_20_Preformatted"><text:span text:style-name="HTML_20_Code">Exiting program. Thank you!</text:span></text:p>
      <text:p text:style-name="P17"/>
      <text:p text:style-name="P11"/>
      <text:p text:style-name="P2" loext:marker-style-name="T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modern" style:font-pitch="fixed"/>
    <style:font-face style:name="Courier New2"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Roboto" svg:font-family="Roboto"/>
    <style:font-face style:name="Roboto1" svg:font-family="Roboto" style:font-family-generic="system" style:font-pitch="variable"/>
    <style:font-face style:name="Segoe UI Emoji" svg:font-family="'Segoe UI Emoji'" style:font-family-generic="swiss" style:font-pitch="variable"/>
    <style:font-face style:name="Segoe UI Emoji1" svg:font-family="'Segoe UI Emoji'" style:font-family-generic="system" style:font-pitch="variable"/>
    <style:font-face style:name="Symbol" svg:font-family="Symbol"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IN"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IN"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Roboto1"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Roboto" style:font-family-complex="Roboto"/>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Roboto" style:font-family-complex="Roboto"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Roboto" style:font-family-complex="Roboto"/>
    </style:style>
    <style:style style:name="Heading_20_3" style:display-name="Heading 3" style:family="paragraph" style:parent-style-name="Standard" loext:linked-style-name="Heading_20_3_20_Char" style:default-outline-level="3" style:list-style-name="" style:class="text">
      <style:paragraph-properties fo:margin-top="0.0339in" fo:margin-bottom="0.0339in" style: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Normal_20__28_Web_29_" style:display-name="Normal (Web)" style:family="paragraph" style:parent-style-name="Standard">
      <style:paragraph-properties fo:margin-top="0.0339in" fo:margin-bottom="0.0339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Preformatted_20_Char">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en" style:country-asian="IN" style:font-weight-asian="bold" style:font-name-complex="Times New Roman1" style:font-family-complex="'Times New Roman'" style:font-family-generic-complex="system" style:font-pitch-complex="variable" style:font-size-complex="13.5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ing_20_4_20_Char" style:display-name="Heading 4 Char" style:family="text" style:parent-style-name="Default_20_Paragraph_20_Font" loext:linked-style-name="Heading_20_4">
      <style:text-properties fo:color="#2f5496"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1" style:font-family-asian="'Times New Roman'" style:font-family-generic-asian="system" style:font-pitch-asian="variable" style:font-size-asian="10pt" style:language-asian="en" style:country-asian="IN"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number" style:family="text" style:parent-style-name="Default_20_Paragraph_20_Font"/>
    <style:style style:name="hljs-string" style:family="text" style:parent-style-name="Default_20_Paragraph_20_Font"/>
    <style:style style:name="hljs-attr" style:family="text" style:parent-style-name="Default_20_Paragraph_20_Font"/>
    <style:style style:name="hljs-symbol" style:family="text" style:parent-style-name="Default_20_Paragraph_20_Font"/>
    <style:style style:name="hljs-keyword"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built_5f_in" style:display-name="hljs-built_in" style:family="text" style:parent-style-name="Default_20_Paragraph_20_Font"/>
    <style:style style:name="hljs-variable" style:family="text" style:parent-style-name="Default_20_Paragraph_20_Font"/>
    <style:style style:name="hljs-operator" style:family="text" style:parent-style-name="Default_20_Paragraph_20_Font"/>
    <style:style style:name="hljs-bullet" style:family="text" style:parent-style-name="Default_20_Paragraph_20_Font"/>
    <style:style style:name="ListLabel_20_1" style:display-name="ListLabel 1" style:family="text">
      <style:text-properties style:font-name="Calibri1" fo:font-family="Calibri" style:font-family-generic="roman" style:font-pitch="variable"/>
    </style:style>
    <style:style style:name="ListLabel_20_2" style:display-name="ListLabel 2" style:family="text">
      <style:text-properties style:font-name="Calibri" fo:font-family="Calibri" style:font-pitch="variable" style:font-name-complex="Courier New2"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style>
    <style:style style:name="ListLabel_20_4" style:display-name="ListLabel 4" style:family="text">
      <style:text-properties style:font-name="Calibri1" fo:font-family="Calibri" style:font-family-generic="roman" style:font-pitch="variable"/>
    </style:style>
    <style:style style:name="ListLabel_20_5" style:display-name="ListLabel 5" style:family="text">
      <style:text-properties style:font-name="Calibri" fo:font-family="Calibri" style:font-pitch="variable" style:font-name-complex="Courier New2"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style>
    <style:style style:name="ListLabel_20_7" style:display-name="ListLabel 7" style:family="text">
      <style:text-properties style:font-name="Calibri1" fo:font-family="Calibri" style:font-family-generic="roman" style:font-pitch="variable"/>
    </style:style>
    <style:style style:name="ListLabel_20_8" style:display-name="ListLabel 8" style:family="text">
      <style:text-properties style:font-name="Calibri" fo:font-family="Calibri" style:font-pitch="variable" style:font-name-complex="Courier New2"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style>
    <style:style style:name="ListLabel_20_10" style:display-name="ListLabel 10" style:family="text">
      <style:text-properties style:font-name="Calibri1" fo:font-family="Calibri" style:font-family-generic="roman" style:font-pitch="variable" fo:font-size="10pt" style:font-size-asian="10pt"/>
    </style:style>
    <style:style style:name="ListLabel_20_11" style:display-name="ListLabel 11" style:family="text">
      <style:text-properties style:font-name="Calibri" fo:font-family="Calibri" style:font-pitch="variable" fo:font-size="10pt" style:font-size-asian="10pt"/>
    </style:style>
    <style:style style:name="ListLabel_20_12" style:display-name="ListLabel 12" style:family="text">
      <style:text-properties style:font-name="Calibri" fo:font-family="Calibri" style:font-pitch="variable" fo:font-size="10pt" style:font-size-asian="10pt"/>
    </style:style>
    <style:style style:name="ListLabel_20_13" style:display-name="ListLabel 13" style:family="text">
      <style:text-properties style:font-name="Calibri" fo:font-family="Calibri" style:font-pitch="variable" fo:font-size="10pt" style:font-size-asian="10pt"/>
    </style:style>
    <style:style style:name="ListLabel_20_14" style:display-name="ListLabel 14" style:family="text">
      <style:text-properties style:font-name="Calibri" fo:font-family="Calibri" style:font-pitch="variable" fo:font-size="10pt" style:font-size-asian="10pt"/>
    </style:style>
    <style:style style:name="ListLabel_20_15" style:display-name="ListLabel 15" style:family="text">
      <style:text-properties style:font-name="Calibri" fo:font-family="Calibri" style:font-pitch="variable" fo:font-size="10pt" style:font-size-asian="10pt"/>
    </style:style>
    <style:style style:name="ListLabel_20_16" style:display-name="ListLabel 16" style:family="text">
      <style:text-properties style:font-name="Calibri" fo:font-family="Calibri" style:font-pitch="variable" fo:font-size="10pt" style:font-size-asian="10pt"/>
    </style:style>
    <style:style style:name="ListLabel_20_17" style:display-name="ListLabel 17" style:family="text">
      <style:text-properties style:font-name="Calibri" fo:font-family="Calibri" style:font-pitch="variable" fo:font-size="10pt" style:font-size-asian="10pt"/>
    </style:style>
    <style:style style:name="ListLabel_20_18" style:display-name="ListLabel 18" style:family="text">
      <style:text-properties style:font-name="Calibri" fo:font-family="Calibri" style:font-pitch="variable" fo:font-size="10pt" style:font-size-asian="10pt"/>
    </style:style>
    <style:style style:name="ListLabel_20_19" style:display-name="ListLabel 19" style:family="text">
      <style:text-properties style:font-name="Calibri1" fo:font-family="Calibri" style:font-family-generic="roman" style:font-pitch="variable" fo:font-size="10pt" style:font-size-asian="10pt"/>
    </style:style>
    <style:style style:name="ListLabel_20_20" style:display-name="ListLabel 20" style:family="text">
      <style:text-properties style:font-name="Calibri" fo:font-family="Calibri" style:font-pitch="variable" fo:font-size="10pt" style:font-size-asian="10pt"/>
    </style:style>
    <style:style style:name="ListLabel_20_21" style:display-name="ListLabel 21" style:family="text">
      <style:text-properties style:font-name="Calibri" fo:font-family="Calibri" style:font-pitch="variable" fo:font-size="10pt" style:font-size-asian="10pt"/>
    </style:style>
    <style:style style:name="ListLabel_20_22" style:display-name="ListLabel 22" style:family="text">
      <style:text-properties style:font-name="Calibri" fo:font-family="Calibri" style:font-pitch="variable" fo:font-size="10pt" style:font-size-asian="10pt"/>
    </style:style>
    <style:style style:name="ListLabel_20_23" style:display-name="ListLabel 23" style:family="text">
      <style:text-properties style:font-name="Calibri" fo:font-family="Calibri" style:font-pitch="variable" fo:font-size="10pt" style:font-size-asian="10pt"/>
    </style:style>
    <style:style style:name="ListLabel_20_24" style:display-name="ListLabel 24" style:family="text">
      <style:text-properties style:font-name="Calibri" fo:font-family="Calibri" style:font-pitch="variable" fo:font-size="10pt" style:font-size-asian="10pt"/>
    </style:style>
    <style:style style:name="ListLabel_20_25" style:display-name="ListLabel 25" style:family="text">
      <style:text-properties style:font-name="Calibri" fo:font-family="Calibri" style:font-pitch="variable" fo:font-size="10pt" style:font-size-asian="10pt"/>
    </style:style>
    <style:style style:name="ListLabel_20_26" style:display-name="ListLabel 26" style:family="text">
      <style:text-properties style:font-name="Calibri" fo:font-family="Calibri" style:font-pitch="variable" fo:font-size="10pt" style:font-size-asian="10pt"/>
    </style:style>
    <style:style style:name="ListLabel_20_27" style:display-name="ListLabel 27" style:family="text">
      <style:text-properties style:font-name="Calibri" fo:font-family="Calibri" style:font-pitch="variable" fo:font-size="10pt" style:font-size-asian="10pt"/>
    </style:style>
    <style:style style:name="ListLabel_20_28" style:display-name="ListLabel 28" style:family="text">
      <style:text-properties style:font-name="Calibri1" fo:font-family="Calibri" style:font-family-generic="roman" style:font-pitch="variable" fo:font-size="10pt" style:font-size-asian="10pt"/>
    </style:style>
    <style:style style:name="ListLabel_20_29" style:display-name="ListLabel 29" style:family="text">
      <style:text-properties style:font-name="Calibri" fo:font-family="Calibri" style:font-pitch="variable" fo:font-size="10pt" style:font-size-asian="10pt"/>
    </style:style>
    <style:style style:name="ListLabel_20_30" style:display-name="ListLabel 30" style:family="text">
      <style:text-properties style:font-name="Calibri" fo:font-family="Calibri" style:font-pitch="variable" fo:font-size="10pt" style:font-size-asian="10pt"/>
    </style:style>
    <style:style style:name="ListLabel_20_31" style:display-name="ListLabel 31" style:family="text">
      <style:text-properties style:font-name="Calibri" fo:font-family="Calibri" style:font-pitch="variable" fo:font-size="10pt" style:font-size-asian="10pt"/>
    </style:style>
    <style:style style:name="ListLabel_20_32" style:display-name="ListLabel 32" style:family="text">
      <style:text-properties style:font-name="Calibri" fo:font-family="Calibri" style:font-pitch="variable" fo:font-size="10pt" style:font-size-asian="10pt"/>
    </style:style>
    <style:style style:name="ListLabel_20_33" style:display-name="ListLabel 33" style:family="text">
      <style:text-properties style:font-name="Calibri" fo:font-family="Calibri" style:font-pitch="variable" fo:font-size="10pt" style:font-size-asian="10pt"/>
    </style:style>
    <style:style style:name="ListLabel_20_34" style:display-name="ListLabel 34" style:family="text">
      <style:text-properties style:font-name="Calibri" fo:font-family="Calibri" style:font-pitch="variable" fo:font-size="10pt" style:font-size-asian="10pt"/>
    </style:style>
    <style:style style:name="ListLabel_20_35" style:display-name="ListLabel 35" style:family="text">
      <style:text-properties style:font-name="Calibri" fo:font-family="Calibri" style:font-pitch="variable" fo:font-size="10pt" style:font-size-asian="10pt"/>
    </style:style>
    <style:style style:name="ListLabel_20_36" style:display-name="ListLabel 36" style:family="text">
      <style:text-properties style:font-name="Calibri" fo:font-family="Calibri" style:font-pitch="variable" fo:font-size="10pt" style:font-size-asian="10pt"/>
    </style:style>
    <style:style style:name="ListLabel_20_37" style:display-name="ListLabel 37" style:family="text">
      <style:text-properties style:font-name="Calibri1" fo:font-family="Calibri" style:font-family-generic="roman" style:font-pitch="variable" fo:font-size="10pt" style:font-size-asian="10pt"/>
    </style:style>
    <style:style style:name="ListLabel_20_38" style:display-name="ListLabel 38" style:family="text">
      <style:text-properties style:font-name="Calibri" fo:font-family="Calibri" style:font-pitch="variable" fo:font-size="10pt" style:font-size-asian="10pt"/>
    </style:style>
    <style:style style:name="ListLabel_20_39" style:display-name="ListLabel 39" style:family="text">
      <style:text-properties style:font-name="Calibri" fo:font-family="Calibri" style:font-pitch="variable" fo:font-size="10pt" style:font-size-asian="10pt"/>
    </style:style>
    <style:style style:name="ListLabel_20_40" style:display-name="ListLabel 40" style:family="text">
      <style:text-properties style:font-name="Calibri" fo:font-family="Calibri" style:font-pitch="variable" fo:font-size="10pt" style:font-size-asian="10pt"/>
    </style:style>
    <style:style style:name="ListLabel_20_41" style:display-name="ListLabel 41" style:family="text">
      <style:text-properties style:font-name="Calibri" fo:font-family="Calibri" style:font-pitch="variable" fo:font-size="10pt" style:font-size-asian="10pt"/>
    </style:style>
    <style:style style:name="ListLabel_20_42" style:display-name="ListLabel 42" style:family="text">
      <style:text-properties style:font-name="Calibri" fo:font-family="Calibri" style:font-pitch="variable" fo:font-size="10pt" style:font-size-asian="10pt"/>
    </style:style>
    <style:style style:name="ListLabel_20_43" style:display-name="ListLabel 43" style:family="text">
      <style:text-properties style:font-name="Calibri" fo:font-family="Calibri" style:font-pitch="variable" fo:font-size="10pt" style:font-size-asian="10pt"/>
    </style:style>
    <style:style style:name="ListLabel_20_44" style:display-name="ListLabel 44" style:family="text">
      <style:text-properties style:font-name="Calibri" fo:font-family="Calibri" style:font-pitch="variable" fo:font-size="10pt" style:font-size-asian="10pt"/>
    </style:style>
    <style:style style:name="ListLabel_20_45" style:display-name="ListLabel 45" style:family="text">
      <style:text-properties style:font-name="Calibri" fo:font-family="Calibri" style:font-pitch="variable"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p</meta:initial-creator>
    <meta:editing-cycles>3</meta:editing-cycles>
    <meta:creation-date>2025-01-31T06:03:00</meta:creation-date>
    <dc:date>2025-02-01T21:37:15.567879968</dc:date>
    <meta:editing-duration>PT33M25S</meta:editing-duration>
    <meta:generator>LibreOffice/24.8.3.2$Linux_X86_64 LibreOffice_project/480$Build-2</meta:generator>
    <meta:document-statistic meta:table-count="0" meta:image-count="0" meta:object-count="0" meta:page-count="9" meta:paragraph-count="262" meta:word-count="1189" meta:character-count="9365" meta:non-whitespace-character-count="7232"/>
    <meta:user-defined meta:name="AppVersion">16.0000</meta:user-defined>
    <meta:template xlink:type="simple" xlink:actuate="onRequest" xlink:title="Normal" xlink:href=""/>
  </office:meta>
</office:document-meta>
</file>